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Standard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3pt" fo:font-weight="bold" officeooo:rsid="001c533c" officeooo:paragraph-rsid="001c533c" style:font-size-asian="13pt" style:font-weight-asian="bold" style:font-size-complex="13pt" style:font-weight-complex="bold"/>
    </style:style>
    <style:style style:name="P3" style:family="paragraph" style:parent-style-name="Table_20_Contents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1c9126" officeooo:paragraph-rsid="001c9126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paragraph-rsid="001c9126" style:font-size-asian="10pt" style:font-size-complex="10pt"/>
    </style:style>
    <style:style style:name="P7" style:family="paragraph" style:parent-style-name="Table_20_Contents">
      <style:text-properties fo:font-size="10pt" officeooo:rsid="001c533c" officeooo:paragraph-rsid="001c533c" style:font-size-asian="10pt" style:font-size-complex="10pt"/>
    </style:style>
    <style:style style:name="P8" style:family="paragraph" style:parent-style-name="Table_20_Contents">
      <style:text-properties fo:font-size="10pt" officeooo:rsid="001c9126" officeooo:paragraph-rsid="001c9126" style:font-size-asian="10pt" style:font-size-complex="10pt"/>
    </style:style>
    <style:style style:name="P9" style:family="paragraph" style:parent-style-name="Table_20_Contents">
      <style:text-properties fo:font-size="10pt" fo:background-color="#7fba62" style:font-size-asian="10pt" style:font-size-complex="10pt"/>
    </style:style>
    <style:style style:name="P10" style:family="paragraph" style:parent-style-name="Table_20_Contents">
      <style:text-properties fo:font-size="10pt" officeooo:paragraph-rsid="001c9126" fo:background-color="#7fba62" style:font-size-asian="10pt" style:font-size-complex="10pt"/>
    </style:style>
    <style:style style:name="T1" style:family="text">
      <style:text-properties officeooo:rsid="001c5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33c" style:font-weight-asian="bold" style:font-weight-complex="bold"/>
    </style:style>
    <style:style style:name="T4" style:family="text">
      <style:text-properties officeooo:rsid="001c9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3"/>
        <table:table-row table:style-name="TableLine94913932974560">
          <table:table-cell table:style-name="Table2.A1" office:value-type="string">
            <text:p text:style-name="P2"><text:s text:c="16"/>Containers</text:p>
          </table:table-cell>
          <table:table-cell table:style-name="Table2.A1" office:value-type="string">
            <text:p text:style-name="Table_20_Contents"><text:s text:c="16"/><text:span text:style-name="T2"><text:s text:c="3"/></text:span><text:span text:style-name="T3">Functions</text:span></text:p>
          </table:table-cell>
          <table:table-cell table:style-name="Table2.C1" office:value-type="string">
            <text:p text:style-name="Table_20_Contents"><text:s text:c="19"/><text:span text:style-name="T3">Iterators</text:span>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row table:style-name="TableLine140360269484112">
          <table:table-cell table:style-name="Table1.A1" office:value-type="string">
            <text:p text:style-name="P3">Array-&gt;</text:p>
          </table:table-cell>
          <table:table-cell table:style-name="Table1.A1" office:value-type="string">
            <text:p text:style-name="P5">.fill(0)</text:p>
            <text:p text:style-name="P5">.at( ) or a[]</text:p>
            <text:p text:style-name="P5">.front() or arr.at(0)</text:p>
            <text:p text:style-name="P5">.back() <text:s/>or arr.at(arr.size()-1)</text:p>
            <text:p text:style-name="P5">.empty()</text:p>
            <text:p text:style-name="P5">.size()</text:p>
          </table:table-cell>
          <table:table-cell table:style-name="Table1.C1" office:value-type="string">
            <text:p text:style-name="P5">.begin()</text:p>
            <text:p text:style-name="P5">.end()</text:p>
            <text:p text:style-name="P5">.rbegin()</text:p>
            <text:p text:style-name="P5">.rend()</text:p>
          </table:table-cell>
        </table:table-row>
        <table:table-row table:style-name="TableLine140360269484112">
          <table:table-cell table:style-name="Table1.A2" office:value-type="string">
            <text:p text:style-name="P3">Vectors→</text:p>
          </table:table-cell>
          <table:table-cell table:style-name="Table1.A2" office:value-type="string">
            <text:p text:style-name="P9">.push_back()</text:p>
            <text:p text:style-name="P6">.fill(0)</text:p>
            <text:p text:style-name="P6">.at( ) or a[]</text:p>
            <text:p text:style-name="P6">.front() or arr.at(0)</text:p>
            <text:p text:style-name="P6">.back() <text:s/>or arr.at(arr.size()-1)</text:p>
            <text:p text:style-name="P6">.empty()</text:p>
            <text:p text:style-name="P10">.<text:span text:style-name="T1">erase(begin,end)</text:span></text:p>
            <text:p text:style-name="P10"><text:span text:style-name="T1">.clear()</text:span></text:p>
            <text:p text:style-name="P6"><text:span text:style-name="T1">.size()</text:span></text:p>
          </table:table-cell>
          <table:table-cell table:style-name="Table1.C2" office:value-type="string">
            <text:p text:style-name="P7">Same as <text:span text:style-name="T4">A</text:span>rray</text:p>
            <text:p text:style-name="P7"/>
          </table:table-cell>
        </table:table-row>
        <table:table-row table:style-name="TableLine140360269484112">
          <table:table-cell table:style-name="Table1.A2" office:value-type="string">
            <text:p text:style-name="P3">Deque→</text:p>
          </table:table-cell>
          <table:table-cell table:style-name="Table1.A2" office:value-type="string">
            <text:p text:style-name="P5">.push_front()</text:p>
            <text:p text:style-name="P5">.pop_front()</text:p>
            <text:p text:style-name="P5">.pop_back()</text:p>
            <text:p text:style-name="P7">Rest Same as Vector</text:p>
          </table:table-cell>
          <table:table-cell table:style-name="Table1.C2" office:value-type="string">
            <text:p text:style-name="P7">Same as <text:span text:style-name="T4">A</text:span>rray</text:p>
          </table:table-cell>
        </table:table-row>
        <table:table-row table:style-name="TableLine140360269484112">
          <table:table-cell table:style-name="Table1.A2" office:value-type="string">
            <text:p text:style-name="P3">List→ </text:p>
          </table:table-cell>
          <table:table-cell table:style-name="Table1.A2" office:value-type="string">
            <text:p text:style-name="P5">.remove(2)</text:p>
            <text:p text:style-name="P7">Rest Same as Vector</text:p>
          </table:table-cell>
          <table:table-cell table:style-name="Table1.C2" office:value-type="string">
            <text:p text:style-name="P7">Same as <text:span text:style-name="T4">A</text:span>rray</text:p>
          </table:table-cell>
        </table:table-row>
        <table:table-row table:style-name="TableLine140360269484112">
          <table:table-cell table:style-name="Table1.A2" office:value-type="string">
            <text:p text:style-name="P4">Set→ </text:p>
          </table:table-cell>
          <table:table-cell table:style-name="Table1.A2" office:value-type="string">
            <text:p text:style-name="P9">.find()</text:p>
            <text:p text:style-name="P9">.count()</text:p>
            <text:p text:style-name="P5">.empty()</text:p>
            <text:p text:style-name="P5">.erase(begin,end)</text:p>
            <text:p text:style-name="P5">.clear()</text:p>
            <text:p text:style-name="P5">.size()</text:p>
          </table:table-cell>
          <table:table-cell table:style-name="Table1.C2" office:value-type="string">
            <text:p text:style-name="P8">Same as Arra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7:14:50.040265523</meta:creation-date>
    <dc:date>2022-07-13T17:34:06.381869739</dc:date>
    <meta:editing-duration>PT8M36S</meta:editing-duration>
    <meta:editing-cycles>1</meta:editing-cycles>
    <meta:document-statistic meta:table-count="2" meta:image-count="0" meta:object-count="0" meta:page-count="1" meta:paragraph-count="43" meta:word-count="71" meta:character-count="550" meta:non-whitespace-character-count="464"/>
    <meta:generator>LibreOffice/7.2.7.2$Linux_X86_64 LibreOffice_project/20$Build-2</meta:generator>
  </office:meta>
</office:document-meta>
</file>